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W04" svg:font-family="'Gill Sans W04', GillSans, 'Gill Sans', 'Gill Sans MT', Calibri, 'Trebuchet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a2f7a" officeooo:paragraph-rsid="000a2f7a"/>
    </style:style>
    <style:style style:name="P2" style:family="paragraph" style:parent-style-name="Standard">
      <style:text-properties officeooo:rsid="000f918a" officeooo:paragraph-rsid="000a2f7a"/>
    </style:style>
    <style:style style:name="P3" style:family="paragraph" style:parent-style-name="Standard">
      <style:text-properties officeooo:rsid="00114d4c" officeooo:paragraph-rsid="00114d4c"/>
    </style:style>
    <style:style style:name="P4" style:family="paragraph" style:parent-style-name="Standard">
      <style:text-properties officeooo:rsid="00114d4c" officeooo:paragraph-rsid="000a2f7a"/>
    </style:style>
    <style:style style:name="P5" style:family="paragraph" style:parent-style-name="Standard">
      <style:text-properties officeooo:rsid="001160c4" officeooo:paragraph-rsid="001160c4"/>
    </style:style>
    <style:style style:name="P6" style:family="paragraph" style:parent-style-name="Standard">
      <style:text-properties officeooo:rsid="0012807f" officeooo:paragraph-rsid="0012807f"/>
    </style:style>
    <style:style style:name="P7" style:family="paragraph" style:parent-style-name="Standard">
      <style:text-properties officeooo:rsid="0014eb5d" officeooo:paragraph-rsid="0014eb5d"/>
    </style:style>
    <style:style style:name="P8" style:family="paragraph" style:parent-style-name="Standard">
      <style:text-properties officeooo:rsid="0014eb5d" officeooo:paragraph-rsid="001fc716"/>
    </style:style>
    <style:style style:name="P9" style:family="paragraph" style:parent-style-name="Standard">
      <style:text-properties officeooo:rsid="001e2ad8" officeooo:paragraph-rsid="0012807f"/>
    </style:style>
    <style:style style:name="P10" style:family="paragraph" style:parent-style-name="Standard">
      <style:text-properties officeooo:rsid="001fc716" officeooo:paragraph-rsid="001fc716"/>
    </style:style>
    <style:style style:name="P11" style:family="paragraph" style:parent-style-name="Standard">
      <style:text-properties officeooo:rsid="00183ca2" officeooo:paragraph-rsid="00183ca2"/>
    </style:style>
    <style:style style:name="P12" style:family="paragraph" style:parent-style-name="Standard">
      <style:text-properties officeooo:rsid="00265721" officeooo:paragraph-rsid="00265721"/>
    </style:style>
    <style:style style:name="P13" style:family="paragraph" style:parent-style-name="Standard">
      <style:text-properties officeooo:rsid="00265721" officeooo:paragraph-rsid="0026d783"/>
    </style:style>
    <style:style style:name="P14" style:family="paragraph" style:parent-style-name="Standard">
      <style:text-properties officeooo:rsid="00265721" officeooo:paragraph-rsid="002a120e"/>
    </style:style>
    <style:style style:name="P15" style:family="paragraph" style:parent-style-name="Standard">
      <style:text-properties officeooo:rsid="00265721" officeooo:paragraph-rsid="00407117"/>
    </style:style>
    <style:style style:name="P16" style:family="paragraph" style:parent-style-name="Standard">
      <style:text-properties officeooo:rsid="002d243b" officeooo:paragraph-rsid="002d243b"/>
    </style:style>
    <style:style style:name="P17" style:family="paragraph" style:parent-style-name="Standard">
      <style:text-properties officeooo:rsid="003011dc" officeooo:paragraph-rsid="003011dc"/>
    </style:style>
    <style:style style:name="P18" style:family="paragraph" style:parent-style-name="Standard">
      <style:text-properties officeooo:rsid="00336705" officeooo:paragraph-rsid="00336705"/>
    </style:style>
    <style:style style:name="P19" style:family="paragraph" style:parent-style-name="Standard">
      <style:text-properties officeooo:rsid="0036bb8e" officeooo:paragraph-rsid="0036bb8e"/>
    </style:style>
    <style:style style:name="P20" style:family="paragraph" style:parent-style-name="Standard">
      <style:text-properties officeooo:rsid="0038e96d" officeooo:paragraph-rsid="0038e96d"/>
    </style:style>
    <style:style style:name="P21" style:family="paragraph" style:parent-style-name="Standard">
      <style:text-properties officeooo:rsid="0039653f" officeooo:paragraph-rsid="0039653f"/>
    </style:style>
    <style:style style:name="P22" style:family="paragraph" style:parent-style-name="Standard">
      <style:text-properties officeooo:rsid="0039a5c8" officeooo:paragraph-rsid="0039a5c8"/>
    </style:style>
    <style:style style:name="P23" style:family="paragraph" style:parent-style-name="Standard">
      <style:text-properties officeooo:rsid="003b561f" officeooo:paragraph-rsid="003b561f"/>
    </style:style>
    <style:style style:name="P24" style:family="paragraph" style:parent-style-name="Standard">
      <style:text-properties officeooo:rsid="003bf3b3" officeooo:paragraph-rsid="003bf3b3"/>
    </style:style>
    <style:style style:name="P25" style:family="paragraph" style:parent-style-name="Standard">
      <style:text-properties officeooo:rsid="00421855" officeooo:paragraph-rsid="00421855"/>
    </style:style>
    <style:style style:name="P26" style:family="paragraph" style:parent-style-name="Standard">
      <style:text-properties officeooo:rsid="0042b301" officeooo:paragraph-rsid="0042b301"/>
    </style:style>
    <style:style style:name="P27" style:family="paragraph" style:parent-style-name="Standard">
      <style:text-properties officeooo:rsid="0042b301" officeooo:paragraph-rsid="0044514c"/>
    </style:style>
    <style:style style:name="P28" style:family="paragraph" style:parent-style-name="Standard">
      <style:text-properties officeooo:rsid="0042b301" officeooo:paragraph-rsid="004583f7"/>
    </style:style>
    <style:style style:name="P29" style:family="paragraph" style:parent-style-name="Standard">
      <style:text-properties officeooo:rsid="0044514c" officeooo:paragraph-rsid="0044514c"/>
    </style:style>
    <style:style style:name="P30" style:family="paragraph" style:parent-style-name="Standard">
      <style:text-properties officeooo:rsid="0044514c" officeooo:paragraph-rsid="004583f7"/>
    </style:style>
    <style:style style:name="P31" style:family="paragraph" style:parent-style-name="Standard">
      <style:text-properties officeooo:rsid="00469696" officeooo:paragraph-rsid="00469696"/>
    </style:style>
    <style:style style:name="P32" style:family="paragraph" style:parent-style-name="Standard">
      <style:text-properties officeooo:rsid="004a1bb9" officeooo:paragraph-rsid="004a1bb9"/>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6bb8e" officeooo:paragraph-rsid="0036bb8e"/>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3d5910" officeooo:paragraph-rsid="003d5910"/>
    </style:style>
    <style:style style:name="P35" style:family="paragraph" style:parent-style-name="Standard">
      <style:text-properties officeooo:rsid="0042b301" officeooo:paragraph-rsid="004c6425"/>
    </style:style>
    <style:style style:name="P36" style:family="paragraph" style:parent-style-name="Standard">
      <style:text-properties officeooo:rsid="004e57d1" officeooo:paragraph-rsid="004e57d1"/>
    </style:style>
    <style:style style:name="T1" style:family="text">
      <style:text-properties officeooo:rsid="000ae438"/>
    </style:style>
    <style:style style:name="T2" style:family="text">
      <style:text-properties officeooo:rsid="0010adbd"/>
    </style:style>
    <style:style style:name="T3" style:family="text">
      <style:text-properties officeooo:rsid="00157eec"/>
    </style:style>
    <style:style style:name="T4" style:family="text">
      <style:text-properties officeooo:rsid="001709e1"/>
    </style:style>
    <style:style style:name="T5" style:family="text">
      <style:text-properties officeooo:rsid="001ac193"/>
    </style:style>
    <style:style style:name="T6" style:family="text">
      <style:text-properties officeooo:rsid="001c5b18"/>
    </style:style>
    <style:style style:name="T7" style:family="text">
      <style:text-properties officeooo:rsid="001fc716"/>
    </style:style>
    <style:style style:name="T8" style:family="text">
      <style:text-properties officeooo:rsid="0020dfae"/>
    </style:style>
    <style:style style:name="T9" style:family="text">
      <style:text-properties officeooo:rsid="0023aefa"/>
    </style:style>
    <style:style style:name="T10" style:family="text">
      <style:text-properties officeooo:rsid="0024223b"/>
    </style:style>
    <style:style style:name="T11" style:family="text">
      <style:text-properties officeooo:rsid="0026d783"/>
    </style:style>
    <style:style style:name="T12" style:family="text">
      <style:text-properties officeooo:rsid="0028d604"/>
    </style:style>
    <style:style style:name="T13" style:family="text">
      <style:text-properties officeooo:rsid="002a120e"/>
    </style:style>
    <style:style style:name="T14" style:family="text">
      <style:text-properties officeooo:rsid="002e4812"/>
    </style:style>
    <style:style style:name="T15" style:family="text">
      <style:text-properties officeooo:rsid="002eb28b"/>
    </style:style>
    <style:style style:name="T16" style:family="text">
      <style:text-properties officeooo:rsid="002ed1a3"/>
    </style:style>
    <style:style style:name="T17" style:family="text">
      <style:text-properties officeooo:rsid="003011dc"/>
    </style:style>
    <style:style style:name="T18" style:family="text">
      <style:text-properties fo:font-variant="normal" fo:text-transform="none" fo:color="#2b2b2b" style:font-name="Gill Sans W04" fo:font-size="9pt" fo:letter-spacing="normal" fo:font-style="normal" fo:font-weight="normal"/>
    </style:style>
    <style:style style:name="T19" style:family="text">
      <style:text-properties officeooo:rsid="003896e8"/>
    </style:style>
    <style:style style:name="T20" style:family="text">
      <style:text-properties officeooo:rsid="003c02e4"/>
    </style:style>
    <style:style style:name="T21" style:family="text">
      <style:text-properties officeooo:rsid="003debbf"/>
    </style:style>
    <style:style style:name="T22" style:family="text">
      <style:text-properties officeooo:rsid="003fcc45"/>
    </style:style>
    <style:style style:name="T23" style:family="text">
      <style:text-properties officeooo:rsid="0042d3ef"/>
    </style:style>
    <style:style style:name="T24" style:family="text">
      <style:text-properties officeooo:rsid="004771b6"/>
    </style:style>
    <style:style style:name="T25" style:family="text">
      <style:text-properties officeooo:rsid="004a1bb9"/>
    </style:style>
    <style:style style:name="T26" style:family="text">
      <style:text-properties officeooo:rsid="004c72a1"/>
    </style:style>
    <style:style style:name="T27" style:family="text">
      <style:text-properties officeooo:rsid="005035f9"/>
    </style:style>
    <style:style style:name="T28" style:family="text">
      <style:text-properties officeooo:rsid="005042d2"/>
    </style:style>
    <style:style style:name="T29" style:family="text">
      <style:text-properties officeooo:rsid="0050d8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
      <text:p text:style-name="P3"/>
      <text:p text:style-name="P5">HOW TO PROVE THAT MECHANICS ARE VALID?</text:p>
      <text:p text:style-name="P5">I PROMISED THAT THIS IS NOT AN EXPRESSION OF IDENTITY OR EXPERIENCES</text:p>
      <text:p text:style-name="P3"/>
      <text:p text:style-name="P16">SKILL RANK - (Gemstone); Acknowledgment Rank – number <text:span text:style-name="T14">of total followers across all Youkai created?</text:span>; [SPECIALIZATION – Gemstone] <text:span text:style-name="T15">Choose display ‘Skill Stone’ or ‘Specialization Stone’</text:span></text:p>
      <text:p text:style-name="P1"/>
      <text:p text:style-name="P1">DOCUMENT OF IDEAS:</text:p>
      <text:p text:style-name="P1"/>
      <text:p text:style-name="P17">“Open Source Networked Game” – <text:span text:style-name="T24">new title?</text:span></text:p>
      <text:p text:style-name="P1">“<text:span text:style-name="T17">RCOS project to make future game related RCOS projects easier.”</text:span></text:p>
      <text:p text:style-name="P1"/>
      <text:p text:style-name="P1">- Sub-areas in the hub world will exist in the same scene as the main world, they are just not accessible without touching certain collision triggers.</text:p>
      <text:p text:style-name="P1"/>
      <text:p text:style-name="P1">- <text:span text:style-name="T1">Should Torii Gates be associated with game saving? I can’t think of a better idea right now… To save your game, walk through a Torii gate – The Torii gates used for sport-like games also kick you. But collision with the ball causes a point to be scored [collision with the player literally kicks the player]</text:span></text:p>
      <text:p text:style-name="P2"/>
      <text:p text:style-name="P2">??? <text:span text:style-name="T2">What should people do in this world ??? </text:span></text:p>
      <text:p text:style-name="P2"/>
      <text:p text:style-name="P2">– “<text:span text:style-name="T6">BETA” ART STYLE → GO FOR UNITY STANDARD ASSETS; use whatever assets can be found, try to make a Japanese styled house… (requires knowledge of UV’s and BLENDER modeling practice – buildings don’t move – Or I could steal these from open source forums… )</text:span></text:p>
      <text:p text:style-name="P2">– <text:span text:style-name="T5">ART STYLE: {Memories of Phantasm + Wakfu? + ???}</text:span></text:p>
      <text:p text:style-name="P2"/>
      <text:p text:style-name="P9">The minimal viable product of this game expresses the mechanics the designer creates.</text:p>
      <text:p text:style-name="P6"/>
      <text:p text:style-name="P7">Can’t steal [not willing to] already working <text:span text:style-name="T3">core</text:span> mechanics (i.e. the quest system in all MMO’s)</text:p>
      <text:p text:style-name="P8">How to prove the validity of mechanics – <text:span text:style-name="T4">only way I found is market research and play testing</text:span>?</text:p>
      <text:p text:style-name="P8"/>
      <text:p text:style-name="P18">Two ‘areas’ in editor, one for main world, one for parallel ranked world.</text:p>
      <text:p text:style-name="P8"/>
      <text:p text:style-name="P10">-ZUN絵 <text:span text:style-name="T16">(Zunne) </text:span>art → Once a character is implemented, they become iconic and can shift in art style.</text:p>
      <text:p text:style-name="P8"><text:s/>→<text:span text:style-name="T8"> core definitions of “Zunne”, no more than 3 colors, rainbow can be a color if applied linearly. I.E. rainbow wings. A hat on the head can be anything. A prop that defines self can be obtained. </text:span></text:p>
      <text:p text:style-name="P8"/>
      <text:p text:style-name="P8">-<text:span text:style-name="T7">Some type of hitbox/critbox system</text:span> </text:p>
      <text:p text:style-name="P7"/>
      <text:p text:style-name="P7"><text:span text:style-name="T18">The only thing I'd consider an innovation would be leaving the already old concept of "farm creeps to grow stronger, push lanes, destroy buildings". The closest thing we had was dominion, and yet it is just a secondary game mode without even official recognition (i.e.: no ranked).</text:span><text:line-break/></text:p>
      <text:p text:style-name="P10">In game → in order to access the ranked system, either defeat the gatekeeper or collect 7 macguffins. Each macguffin area also has an ‘extra’ challenge. These macguffin areas are in the ‘real’ world and reflect experiences that parallel in the illusion world. The ranked queue is the shrine in the illusion world. The illusion world is PvP, and has Youkai rankings. </text:p>
      <text:p text:style-name="P7"><text:soft-page-break/></text:p>
      <text:p text:style-name="P7"/>
      <text:p text:style-name="P11"/>
      <text:p text:style-name="P11"/>
      <text:p text:style-name="P11">But what should the game designer’s desired feel be? This is up to the designer, of course, but I find this question often answers itself through experimentation. With a prototype of real-time control featuring an avatar moving around an exploratory space with lots of different shapes, sizes and types of objects to interact with, control organically evolves into skills and challenges. Can I get up to the top of that mountain? Can I fly between these buildings without hitting them? Can I jump across this gap? What I’m looking for in such a prototype are the best-feeling motions and interactions. In this way, the job of a game designer in crafting game feel is to explore the possibility space of a new mapping, emphasizing the good with goals and pruning the bad with constraints. <text:span text:style-name="T9">GAME FEEL p39 [pdf page]</text:span></text:p>
      <text:p text:style-name="P11"/>
      <text:p text:style-name="P11"/>
      <text:p text:style-name="P11">You know how a car should feel and move and turn based on your experience driving a car and looking at cars. When thinking about a game feel system, it’s important to understand the palette of preconceptions you’re working with. The best designers use metaphor and treatment to set up expectations in the player that can then be exceeded by the game’s interactions. <text:s/><text:span text:style-name="T10">GAME FEEL p117</text:span></text:p>
      <text:p text:style-name="P11"/>
      <text:p text:style-name="P12">GAME FEEL p172 – basic language of shapes and stuff.</text:p>
      <text:p text:style-name="P12"/>
      <text:p text:style-name="P12">Mario Kart is 3D and cartoony, and all the visuals are iconic and round. The environment is stylized, smooth, colorful and inviting. The graphics have some link to the real world, but they’re highly symbolic. A tree is identified as a tree, but it’s not a very specific tree, just a generalized idea of a tree. <text:span text:style-name="T11">In the ‘real world’ of this game use photorealism, in the illusion world use generalizations??? p192</text:span></text:p>
      <text:p text:style-name="P12"/>
      <text:p text:style-name="P13">So be careful what expectations you set up and how. Ask the following questions: </text:p>
      <text:p text:style-name="P13">● What do the objects in the game represent?</text:p>
      <text:p text:style-name="P13">● Where does the treatment rest on the triangle diagram? How realistic, iconic or purely abstract is it? <text:s/></text:p>
      <text:p text:style-name="P13">● How well does the representation and treatment of objects in a game coincide with the way those objects behave? Based on the metaphorical representation, what are the expected behaviors, effects, animations, motions, interactions and sounds of the game? </text:p>
      <text:p text:style-name="P13">● Does the metaphor set expectations that are in line with game feel for each element of the game? If not, either the metaphor or the game elements probably need to be adjusted. <text:s/><text:span text:style-name="T11">GAME FEEL p196 </text:span></text:p>
      <text:p text:style-name="P13"/>
      <text:p text:style-name="P13">Essentially, the player is being rewarded for completing a challenge with access to new challenges, but the feeling is one of excitement and triumph. It’s a classic—if somewhat sneaky—convention. The point, though, is that the meaning of collecting a coin goes all the way up to getting access to a new area, the highest reward in the game. As a result, coins seem quite valuable. <text:s/><text:span text:style-name="T12">GAME FEEL p199</text:span></text:p>
      <text:p text:style-name="P12"/>
      <text:p text:style-name="P14">● Predictable results—When players take action, they get the response they expect. </text:p>
      <text:p text:style-name="P14">● Instantaneous response—The player feels the response to their input is immediate. </text:p>
      <text:p text:style-name="P14">● Easy but deep—The game takes minutes to learn but a lifetime to master. </text:p>
      <text:p text:style-name="P14">● Novelty—Though the result of an input is predictable, there is enough subtlety and expressiveness to keep the controls feeling fresh and interesting through hours and hours of play. </text:p>
      <text:p text:style-name="P14">● Appealing response—The sensation of control is aesthetically appealing and compelling, separate from context. </text:p>
      <text:p text:style-name="P14">● Organic motion—Controlling the avatar creates appealing arcs of motion. </text:p>
      <text:p text:style-name="P14"><text:soft-page-break/>● Harmony—Each element of a game’s feel supports a single, cohesive perception of a unique physical reality for the player. <text:s/><text:span text:style-name="T13">GAME FEEL p316<text:line-break/></text:span></text:p>
      <text:p text:style-name="P14"/>
      <text:p text:style-name="P14"/>
      <text:p text:style-name="P14"/>
      <text:p text:style-name="P19">Every small Game Developer start up:</text:p>
      <text:p text:style-name="P19">– <text:span text:style-name="T19">Usually 3 people – </text:span></text:p>
      <text:p text:style-name="P33">Technically strong, creatively strong, business strong.</text:p>
      <text:p text:style-name="P25">A PITCH OF WHAT I HAVE AND WHAT I NEED</text:p>
      <text:p text:style-name="P20">Objective:</text:p>
      <text:p text:style-name="P20"/>
      <text:p text:style-name="P20">Gameplay Objective:</text:p>
      <text:p text:style-name="P20">[summarize game verbs AND cycles]</text:p>
      <text:p text:style-name="P20"/>
      <text:p text:style-name="P21">Describe Verbs/Mechanics in detail:</text:p>
      <text:p text:style-name="P21"/>
      <text:p text:style-name="P22">Game Components:</text:p>
      <text:p text:style-name="P23">[player character/ animations]</text:p>
      <text:p text:style-name="P23"/>
      <text:p text:style-name="P24">System/ <text:span text:style-name="T20">Rules [similar to verb/mechanics]</text:span>:</text:p>
      <text:p text:style-name="P24"/>
      <text:p text:style-name="P34">Visual Feel – examples of <text:span text:style-name="T21">other </text:span>art styles <text:span text:style-name="T22">to be inspired from</text:span>:</text:p>
      <text:p text:style-name="P15"/>
      <text:p text:style-name="P26">Justify with a slideshow why the Minim<text:span text:style-name="T27">um</text:span> Viable Product finished the goal:</text:p>
      <text:p text:style-name="P35">“An arbitrary artifact as a goal to incentiv<text:span text:style-name="T29">ize</text:span> players to learn the game systems. What Systems? “One where players feel like specialized individuals” – <text:span text:style-name="T23">specialized individual sounds vague… So apparently, to prove this all I need is “one League of Legends” character.” </text:span></text:p>
      <text:p text:style-name="P36"/>
      <text:p text:style-name="P36">Isn’t this already implemented? Because there is “class based specialization with the fact that one character uses the ‘shotgun’ while the other uses the ‘pistol’, that proves <text:span text:style-name="T28">specialization</text:span> based individuality”?</text:p>
      <text:p text:style-name="P36"/>
      <text:p text:style-name="P35">–<text:span text:style-name="T26">for RCOS – the model will most likely be a jumping rectangular prism.</text:span></text:p>
      <text:p text:style-name="P35"><text:span text:style-name="T23">–take the 3D model and drop her into a world. – just for the MVP.</text:span></text:p>
      <text:p text:style-name="P27"/>
      <text:p text:style-name="P27"/>
      <text:p text:style-name="P29">JSON</text:p>
      <text:p text:style-name="P30">and <text:line-break/>Yarn</text:p>
      <text:p text:style-name="P30"><text:s/>for text dialogue </text:p>
      <text:p text:style-name="P28"/>
      <text:p text:style-name="P28"/>
      <text:p text:style-name="P31">JSON rather than .txt for the User information document.</text:p>
      <text:p text:style-name="P31">-<text:span text:style-name="T25">If any client knows anything about like the bash, they can steal passwords quite easily…</text:span></text:p>
      <text:p text:style-name="P32">During public product, make this a JSON or some other secur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W04" svg:font-family="'Gill Sans W04', GillSans, 'Gill Sans', 'Gill Sans MT', Calibri, 'Trebuchet M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59:18.925000000</meta:creation-date>
    <dc:date>2019-07-23T23:30:00.517000000</dc:date>
    <meta:editing-duration>PT8H57M3S</meta:editing-duration>
    <meta:editing-cycles>74</meta:editing-cycles>
    <meta:generator>LibreOffice/6.0.2.1$Windows_X86_64 LibreOffice_project/f7f06a8f319e4b62f9bc5095aa112a65d2f3ac89</meta:generator>
    <meta:document-statistic meta:table-count="0" meta:image-count="0" meta:object-count="0" meta:page-count="3" meta:paragraph-count="60" meta:word-count="1235" meta:character-count="7361" meta:non-whitespace-character-count="6153"/>
  </office:meta>
</office:document-meta>
</file>